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1"/>
    <style:style style:name="ce8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1" style:family="table-cell" style:parent-style-name="Default" style:data-style-name="N10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8"/>
        <table:table-column table:style-name="co3" table:default-cell-style-name="ce11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  <table:table-cell table:style-name="ce9"/>
        </table:table-row>
        <table:table-row table:style-name="ro1">
          <table:table-cell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  <table:table-cell table:style-name="ce10" office:value-type="string" calcext:value-type="string">
            <text:p>Preço com imposto</text:p>
          </table:table-cell>
        </table:table-row>
        <table:table-row table:style-name="ro1">
          <table:table-cell table:style-name="ce3"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  <table:table-cell table:formula="of:=[.C3]+([.C3]*[.$B$10])" office:value-type="currency" office:currency="BRL" office:value="199.588025" calcext:value-type="currency">
            <text:p>R$ 199,59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  <table:table-cell table:formula="of:=[.C4]+([.C4]*[.$B$10])" office:value-type="currency" office:currency="BRL" office:value="616.382" calcext:value-type="currency">
            <text:p>R$ 616,38</text:p>
          </table:table-cell>
        </table:table-row>
        <table:table-row table:style-name="ro1">
          <table:table-cell table:style-name="ce3"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  <table:table-cell table:formula="of:=[.C5]+([.C5]*[.$B$10])" office:value-type="currency" office:currency="BRL" office:value="148.2065" calcext:value-type="currency">
            <text:p>R$ 148,21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  <table:table-cell table:formula="of:=[.C6]+([.C6]*[.$B$10])" office:value-type="currency" office:currency="BRL" office:value="383.913725" calcext:value-type="currency">
            <text:p>R$ 383,91</text:p>
          </table:table-cell>
        </table:table-row>
        <table:table-row table:style-name="ro1">
          <table:table-cell table:style-name="ce3"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  <table:table-cell table:formula="of:=[.C7]+([.C7]*[.$B$10])" office:value-type="currency" office:currency="BRL" office:value="61.098375" calcext:value-type="currency">
            <text:p>R$ 61,1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7" office:value-type="percentage" office:value="0.51" calcext:value-type="percentage">
            <text:p>51,00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5:57:37.09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6:09:21.439000000</dc:date>
    <meta:editing-duration>PT22M4S</meta:editing-duration>
    <meta:editing-cycles>6</meta:editing-cycles>
    <meta:generator>LibreOffice/5.1.5.2$Windows_x86 LibreOffice_project/7a864d8825610a8c07cfc3bc01dd4fce6a9447e5</meta:generator>
    <meta:document-statistic meta:table-count="1" meta:cell-count="29" meta:object-count="0"/>
  </office:meta>
</office:document-meta>
</file>